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214df0" officeooo:paragraph-rsid="00214df0"/>
    </style:style>
    <style:style style:name="P2" style:family="paragraph" style:parent-style-name="Standard">
      <style:paragraph-properties fo:text-align="justify" style:justify-single-word="false"/>
      <style:text-properties officeooo:rsid="0021e124" officeooo:paragraph-rsid="0021e124"/>
    </style:style>
    <style:style style:name="P3" style:family="paragraph" style:parent-style-name="Standard">
      <style:paragraph-properties fo:text-align="justify" style:justify-single-word="false"/>
      <style:text-properties officeooo:rsid="00226361" officeooo:paragraph-rsid="00226361"/>
    </style:style>
    <style:style style:name="P4" style:family="paragraph" style:parent-style-name="Standard">
      <style:paragraph-properties fo:text-align="justify" style:justify-single-word="false"/>
      <style:text-properties officeooo:rsid="00226361" officeooo:paragraph-rsid="002bf88e"/>
    </style:style>
    <style:style style:name="P5" style:family="paragraph" style:parent-style-name="Standard">
      <style:paragraph-properties fo:text-align="justify" style:justify-single-word="false"/>
      <style:text-properties officeooo:rsid="00269810" officeooo:paragraph-rsid="00269810"/>
    </style:style>
    <style:style style:name="P6" style:family="paragraph" style:parent-style-name="Standard">
      <style:paragraph-properties fo:text-align="justify" style:justify-single-word="false"/>
      <style:text-properties officeooo:rsid="002a7ef1" officeooo:paragraph-rsid="002a7ef1"/>
    </style:style>
    <style:style style:name="P7" style:family="paragraph" style:parent-style-name="Standard">
      <style:paragraph-properties fo:text-align="justify" style:justify-single-word="false"/>
      <style:text-properties officeooo:rsid="002c6c57" officeooo:paragraph-rsid="002c6c57"/>
    </style:style>
    <style:style style:name="P8" style:family="paragraph" style:parent-style-name="Standard" style:list-style-name="L1">
      <style:paragraph-properties fo:text-align="justify" style:justify-single-word="false"/>
      <style:text-properties officeooo:paragraph-rsid="002438f0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226361" officeooo:paragraph-rsid="00226361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2547a6" officeooo:paragraph-rsid="002547a6"/>
    </style:style>
    <style:style style:name="P11" style:family="paragraph" style:parent-style-name="Standard">
      <style:paragraph-properties fo:text-align="justify" style:justify-single-word="false"/>
      <style:text-properties fo:color="#000000" officeooo:rsid="0027614d" officeooo:paragraph-rsid="00269810" fo:background-color="#ffffff"/>
    </style:style>
    <style:style style:name="P12" style:family="paragraph" style:parent-style-name="Standard">
      <style:paragraph-properties fo:text-align="justify" style:justify-single-word="false"/>
      <style:text-properties fo:color="#000000" officeooo:rsid="00282f35" officeooo:paragraph-rsid="00269810" fo:background-color="#ffffff"/>
    </style:style>
    <style:style style:name="P13" style:family="paragraph" style:parent-style-name="Standard">
      <style:paragraph-properties fo:text-align="justify" style:justify-single-word="false"/>
      <style:text-properties fo:color="#000000" officeooo:rsid="0028b73c" officeooo:paragraph-rsid="00269810" fo:background-color="#ffffff"/>
    </style:style>
    <style:style style:name="P14" style:family="paragraph" style:parent-style-name="Standard">
      <style:paragraph-properties fo:text-align="justify" style:justify-single-word="false"/>
      <style:text-properties fo:color="#000000" officeooo:rsid="002bf88e" officeooo:paragraph-rsid="002bf88e" fo:background-color="#ffffff"/>
    </style:style>
    <style:style style:name="P15" style:family="paragraph" style:parent-style-name="Standard" style:list-style-name="L2">
      <style:paragraph-properties fo:text-align="justify" style:justify-single-word="false"/>
      <style:text-properties fo:color="#000000" officeooo:rsid="002bf88e" officeooo:paragraph-rsid="002bf88e" fo:background-color="#ffffff"/>
    </style:style>
    <style:style style:name="P16" style:family="paragraph" style:parent-style-name="Standard" style:list-style-name="L2">
      <style:paragraph-properties fo:text-align="justify" style:justify-single-word="false"/>
      <style:text-properties fo:color="#000000" officeooo:rsid="002c6c57" officeooo:paragraph-rsid="002bf88e" fo:background-color="#ffffff"/>
    </style:style>
    <style:style style:name="P17" style:family="paragraph" style:parent-style-name="Standard">
      <style:paragraph-properties fo:text-align="justify" style:justify-single-word="false"/>
      <style:text-properties fo:color="#000000" officeooo:rsid="002c6c57" officeooo:paragraph-rsid="002c6c57" fo:background-color="#ffffff"/>
    </style:style>
    <style:style style:name="P18" style:family="paragraph" style:parent-style-name="Standard">
      <style:paragraph-properties fo:text-align="justify" style:justify-single-word="false"/>
      <style:text-properties fo:color="#000000" officeooo:rsid="002df6b4" officeooo:paragraph-rsid="002df6b4" fo:background-color="#ffffff"/>
    </style:style>
    <style:style style:name="P19" style:family="paragraph" style:parent-style-name="Standard" style:list-style-name="L3">
      <style:paragraph-properties fo:text-align="justify" style:justify-single-word="false"/>
      <style:text-properties fo:color="#000000" officeooo:rsid="002df6b4" officeooo:paragraph-rsid="002df6b4" fo:background-color="#ffffff"/>
    </style:style>
    <style:style style:name="P20" style:family="paragraph" style:parent-style-name="Standard" style:list-style-name="L3">
      <style:paragraph-properties fo:text-align="justify" style:justify-single-word="false"/>
      <style:text-properties fo:color="#000000" officeooo:rsid="003188c9" officeooo:paragraph-rsid="003188c9" fo:background-color="#ffffff"/>
    </style:style>
    <style:style style:name="P21" style:family="paragraph" style:parent-style-name="Standard" style:list-style-name="L2">
      <style:paragraph-properties fo:text-align="justify" style:justify-single-word="false"/>
      <style:text-properties fo:color="#000000" officeooo:rsid="003584b5" officeooo:paragraph-rsid="003584b5" fo:background-color="#ffffff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03188c9" officeooo:paragraph-rsid="003188c9"/>
    </style:style>
    <style:style style:name="P23" style:family="paragraph" style:parent-style-name="Standard">
      <style:paragraph-properties fo:text-align="justify" style:justify-single-word="false"/>
      <style:text-properties officeooo:rsid="00351d31" officeooo:paragraph-rsid="003393bb"/>
    </style:style>
    <style:style style:name="T1" style:family="text">
      <style:text-properties officeooo:rsid="0021e124"/>
    </style:style>
    <style:style style:name="T2" style:family="text">
      <style:text-properties officeooo:rsid="002438f0"/>
    </style:style>
    <style:style style:name="T3" style:family="text">
      <style:text-properties officeooo:rsid="002604d9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officeooo:rsid="00269810" fo:background-color="#ffffff" loext:char-shading-value="0"/>
    </style:style>
    <style:style style:name="T6" style:family="text">
      <style:text-properties fo:color="#000000" officeooo:rsid="0027614d" fo:background-color="#ffffff" loext:char-shading-value="0"/>
    </style:style>
    <style:style style:name="T7" style:family="text">
      <style:text-properties fo:color="#000000" officeooo:rsid="00282f35" fo:background-color="#ffffff" loext:char-shading-value="0"/>
    </style:style>
    <style:style style:name="T8" style:family="text">
      <style:text-properties fo:color="#000000" officeooo:rsid="0028b73c" fo:background-color="#ffffff" loext:char-shading-value="0"/>
    </style:style>
    <style:style style:name="T9" style:family="text">
      <style:text-properties fo:color="#000000" officeooo:rsid="002df6b4" fo:background-color="#ffffff" loext:char-shading-value="0"/>
    </style:style>
    <style:style style:name="T10" style:family="text">
      <style:text-properties fo:color="#000000" fo:font-weight="bold" officeooo:rsid="00282f35" fo:background-color="#ffffff" loext:char-shading-value="0" style:font-weight-asian="bold" style:font-weight-complex="bold"/>
    </style:style>
    <style:style style:name="T11" style:family="text">
      <style:text-properties fo:color="#000000" fo:font-weight="bold" officeooo:rsid="0028b73c" fo:background-color="#ffffff" loext:char-shading-value="0" style:font-weight-asian="bold" style:font-weight-complex="bold"/>
    </style:style>
    <style:style style:name="T12" style:family="text">
      <style:text-properties fo:color="#000000" fo:font-weight="bold" officeooo:rsid="0027614d" fo:background-color="#ffffff" loext:char-shading-value="0" style:font-weight-asian="bold" style:font-weight-complex="bold"/>
    </style:style>
    <style:style style:name="T13" style:family="text">
      <style:text-properties fo:color="#000000" fo:font-weight="bold" officeooo:rsid="00269810" fo:background-color="#dddddd" loext:char-shading-value="0" style:font-weight-asian="bold" style:font-weight-complex="bold"/>
    </style:style>
    <style:style style:name="T14" style:family="text">
      <style:text-properties officeooo:rsid="002bf88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393b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fo:background-color="#dddddd" loext:char-shading-value="0" style:font-weight-asian="bold" style:font-weight-complex="bold"/>
    </style:style>
    <style:style style:name="T19" style:family="text">
      <style:text-properties fo:font-weight="bold" officeooo:rsid="002438f0" fo:background-color="#dddddd" loext:char-shading-value="0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 <text:span text:style-name="T15">file</text:span></text:p>
      <text:p text:style-name="P1">-I, --mine</text:p>
      <text:p text:style-name="P1">=&gt; recherche des métadonnées</text:p>
      <text:p text:style-name="P1"/>
      <text:p text:style-name="P1">Atom : <text:span text:style-name="T1">manipulation </text:span></text:p>
      <text:p text:style-name="P2"><text:span text:style-name="T16">- </text:span>ouverture fichier, pb encodage</text:p>
      <text:p text:style-name="P2"><text:span text:style-name="T16">- </text:span>edit, select encoding, select western</text:p>
      <text:p text:style-name="P2">copier coller dans un autre document (UTF-8)</text:p>
      <text:p text:style-name="P2"/>
      <text:p text:style-name="P3">Dans texte brut, on ne peut pas maintenir une représentation matérielle et logique. Possible en <text:span text:style-name="T16">XML</text:span>.</text:p>
      <text:p text:style-name="P23">Manipulation chaîne de caractères</text:p>
      <text:p text:style-name="P23">rupture du flux du texte, mots qui sont coupés (absent lors de la recherche)</text:p>
      <text:p text:style-name="P4">Expressions régulières – <text:span text:style-name="T14">exercice</text:span> : </text:p>
      <text:list xml:id="list3816264599" text:style-name="L1">
        <text:list-item>
          <text:p text:style-name="P9">travail sur les sauts de ligne : <text:span text:style-name="T18">\n</text:span></text:p>
        </text:list-item>
        <text:list-item>
          <text:p text:style-name="P8"><text:span text:style-name="T2">ligne vide : représentation du début et de la fin de ligne (= ancres : </text:span><text:span text:style-name="T19">^</text:span><text:span text:style-name="T2">). Recherche des minuscules en début de ligne </text:span><text:span text:style-name="T4">^[^A-Z]. </text:span><text:span text:style-name="T5">Garder [A-Z] : capture → inscription entre parenthèses </text:span><text:span text:style-name="T13">(</text:span><text:span text:style-name="T5">[A-Z]</text:span><text:span text:style-name="T13">)</text:span><text:span text:style-name="T5">. $1 : rappelle la capture dans la fonction remplacer</text:span></text:p>
        </text:list-item>
        <text:list-item>
          <text:p text:style-name="P10">classe : représentation d’une série de caractères (utilisation des <text:span text:style-name="T18">[ ]</text:span><text:span text:style-name="T3">). Intervalles</text:span></text:p>
        </text:list-item>
      </text:list>
      <text:p text:style-name="P5"><text:span text:style-name="T4">Dans quel ordre faire les remplacements : </text:span><text:span text:style-name="T6">réflexion en amont</text:span></text:p>
      <text:p text:style-name="P11"/>
      <text:p text:style-name="P5"><text:span text:style-name="T12">. </text:span><text:span text:style-name="T7">: caractère réservé</text:span></text:p>
      <text:p text:style-name="P12"><text:span text:style-name="T17">*</text:span> : quantificateur</text:p>
      <text:p text:style-name="P6"><text:span text:style-name="T10">+ </text:span><text:span text:style-name="T7">: </text:span><text:span text:style-name="T4">quantification (au moins un caractère)</text:span></text:p>
      <text:p text:style-name="P5"><text:bookmark-start text:name="__DdeLink__388_1986364597"/><text:span text:style-name="T10">«</text:span><text:span text:style-name="T11">[^»]+» </text:span><text:bookmark-end text:name="__DdeLink__388_1986364597"/><text:span text:style-name="T8">: recherche une expression entre « ... »</text:span></text:p>
      <text:p text:style-name="P13"/>
      <text:p text:style-name="P14">Expressions régulières </text:p>
      <text:list xml:id="list1417111630" text:style-name="L2">
        <text:list-item>
          <text:p text:style-name="P15">dans : toutes les occurrences de « dans » (recherche d’une suite de caractères et non d’un mot)</text:p>
        </text:list-item>
        <text:list-item>
          <text:p text:style-name="P15">^dans : ancre en début de ligne</text:p>
        </text:list-item>
        <text:list-item>
          <text:p text:style-name="P15">$ : ancre en fin de ligne</text:p>
        </text:list-item>
        <text:list-item>
          <text:p text:style-name="P16">de|du : toutes les occurrences « de » et « du »</text:p>
        </text:list-item>
        <text:list-item>
          <text:p text:style-name="P21">d[eu] : toutes les occurrences « de » et « du » = classe de caractères</text:p>
        </text:list-item>
        <text:list-item>
          <text:p text:style-name="P21">[a-z] : « a », ou « b », ou « c »… ou « z »</text:p>
        </text:list-item>
        <text:list-item>
          <text:p text:style-name="P21">[^a-z] : n’importe quel caractère sauf « a », ou « b », ou « c »… ou « z » = classe complémentée</text:p>
        </text:list-item>
        <text:list-item>
          <text:p text:style-name="P15">{}</text:p>
        </text:list-item>
      </text:list>
      <text:p text:style-name="P17"/>
      <text:p text:style-name="P7"><text:span text:style-name="T4">markd</text:span><text:span text:style-name="T9">a</text:span><text:span text:style-name="T4">wn : balises light</text:span></text:p>
      <text:p text:style-name="P17"/>
      <text:p text:style-name="P18">utilisation des balises : histoire ancienne, bcp de langages les utilisent (TEI, XML, LaTeX…)</text:p>
      <text:list xml:id="list650032638" text:style-name="L3">
        <text:list-item>
          <text:p text:style-name="P19">similarité des formes de balises : XML, Docbook, TEI</text:p>
        </text:list-item>
        <text:list-item>
          <text:p text:style-name="P22"><text:span text:style-name="T9">m</text:span><text:span text:style-name="T4">anière d’inclure une balise dans un flux de texte : Famille XML (TEI, EAD, Xhtml)</text:span></text:p>
          <text:p text:style-name="P20">Attention html n’est pas du XM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09:02:19.828190859</meta:creation-date>
    <meta:generator>LibreOffice/5.3.6.1$MacOSX_X86_64 LibreOffice_project/686f202eff87ef707079aeb7f485847613344eb7</meta:generator>
    <dc:date>2017-11-19T12:51:10.232949068</dc:date>
    <meta:editing-duration>PT39M22S</meta:editing-duration>
    <meta:editing-cycles>10</meta:editing-cycles>
    <dc:creator>Léa DUFLOS</dc:creator>
    <meta:document-statistic meta:table-count="0" meta:image-count="0" meta:object-count="0" meta:page-count="1" meta:paragraph-count="33" meta:word-count="329" meta:character-count="1709" meta:non-whitespace-character-count="1424"/>
  </office:meta>
</office:document-meta>
</file>